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del" table:style-name="ta1">
        <table:shapes>
          <draw:frame draw:z-index="1" draw:id="id0" draw:style-name="a0" draw:name="Chart 1" svg:x="5.30709in" svg:y="1.45354in" svg:width="8.29134in" svg:height="4.19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SSI (-dBM)</text:p>
          </table:table-cell>
          <table:table-cell office:value-type="string" table:style-name="ce1">
            <text:p><text:s/>No. of Packets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9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9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2" table:style-name="ce1">
            <text:p>-82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87" table:style-name="ce1">
            <text:p>-87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5" table:style-name="ce1">
            <text:p>-85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84" table:style-name="ce1">
            <text:p>-84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5" table:style-name="ce1">
            <text:p>-85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5" table:style-name="ce1">
            <text:p>-85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7" table:style-name="ce1">
            <text:p>-87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5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4" table:style-name="ce1">
            <text:p>-84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6" table:style-name="ce1">
            <text:p>-86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7" table:style-name="ce1">
            <text:p>-87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1" table:style-name="ce1">
            <text:p>-81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9"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7" table:style-name="ce1">
            <text:p>-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1" table:style-name="ce1">
            <text:p>-91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9" table:style-name="ce1">
            <text:p>-89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4" table:style-name="ro1"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86" table:style-name="ce1">
            <text:p>-86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84" table:style-name="ce1">
            <text:p>-84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style-name="ro1">
          <table:table-cell office:value-type="float" office:value="-82" table:style-name="ce1">
            <text:p>-82</text:p>
          </table:table-cell>
          <table:table-cell office:value-type="float" office:value="2826" table:style-name="ce1">
            <text:p>282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0" table:style-name="ce1">
            <text:p>-90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88" table:style-name="ce1">
            <text:p>-88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float" office:value="2045" table:style-name="ce1">
            <text:p>2045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9" table:style-name="ce1">
            <text:p>-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1" table:style-name="ce1">
            <text:p>-1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8" table:style-name="ce1">
            <text:p>-1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20" table:style-name="ce1">
            <text:p>-12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7" table:style-name="ce1">
            <text:p>-1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6" table:style-name="ce1">
            <text:p>-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6" table:style-name="ce1">
            <text:p>-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24" table:style-name="ce1">
            <text:p>-1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9" table:style-name="ro1">
          <table:table-cell office:value-type="float" office:value="-117" table:style-name="ce1">
            <text:p>-1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6" table:style-name="ce1">
            <text:p>-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7" table:style-name="ce1">
            <text:p>-1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5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2" table:style-name="ce1">
            <text:p>-1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7" table:style-name="ce1">
            <text:p>-1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3" table:style-name="ce1">
            <text:p>-1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6" table:style-name="ce1">
            <text:p>-1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9" table:style-name="ce1">
            <text:p>-11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5" table:style-name="ce1">
            <text:p>-1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4" table:style-name="ce1">
            <text:p>-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7" table:style-name="ce1">
            <text:p>-1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6" table:style-name="ce1">
            <text:p>-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5" table:style-name="ce1">
            <text:p>-11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3" table:style-name="ce1">
            <text:p>-1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7" table:style-name="ce1">
            <text:p>-10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5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4" table:style-name="ce1">
            <text:p>-1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1" table:style-name="ce1">
            <text:p>-11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2" table:style-name="ce1">
            <text:p>-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6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08" table:style-name="ce1">
            <text:p>-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-110" table:style-name="ce1">
            <text:p>-1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109" table:style-name="ce1">
            <text:p>-1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72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P</dc:creator>
    <dc:date>2019-05-12T15:59:06Z</dc:date>
    <meta:editing-cycles>1</meta:editing-cycles>
    <meta:editing-duration>PT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69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69" chart:overlap="0" chart:link-data-style-to-source="true" chart:visible="true" chart:logarithmic="false" chart:maximum="-80" chart:minimum="-14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4167in" svg:stroke-color="#ed7d31" svg:stroke-opacity="100%" draw:stroke-linejoin="round" svg:stroke-linecap="round"/>
    </style:style>
  </office:automatic-styles>
  <office:body>
    <office:chart>
      <chart:chart chart:class="chart:bar" svg:height="301.8897637795276pt" svg:width="596.976377952756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No. of Packet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Time (seconds)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RSSI</text:p>
            </chart:title>
          </chart:axis>
          <chart:axis chart:dimension="x" chart:name="secondary-X" chart:style-name="Axs3"/>
          <chart:series chart:label-cell-address="model.$B$1" chart:values-cell-range-address="model.$B$2:.$B$1316" chart:class="chart:bar" chart:attached-axis="primary-y" chart:style-name="G0S0">
            <chart:data-point chart:repeated="1315"/>
          </chart:series>
          <chart:series chart:label-cell-address="model.$A$1" chart:values-cell-range-address="model.$A$2:.$A$1316" chart:class="chart:line" chart:attached-axis="secondary-y" chart:style-name="G1S0">
            <chart:data-point chart:repeated="13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